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92919638598107640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47140231640798214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25420837257157800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36812064121229784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57895011848249252" text:style-name="L5">
        <text:list-item>
          <text:list>
            <text:list-header>
              <text:p text:style-name="P117">0.75 mile splits: 9:06, 9:24, 8:13</text:p>
              <text:p text:style-name="P11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247309289462572588"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633923495981563964"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9116330353133555415"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666775" text:continue-list="list5633923495981563964"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13869955298198245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67032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686846"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665951"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656352"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680735"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137563835855683947"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31T09:43:56.33</dc:date>
    <dc:creator>James Lombardi</dc:creator>
    <meta:editing-duration>P9DT14H5M9S</meta:editing-duration>
    <meta:editing-cycles>805</meta:editing-cycles>
    <meta:generator>OpenOffice/4.1.2$Win32 OpenOffice.org_project/412m3$Build-9782</meta:generator>
    <meta:document-statistic meta:table-count="0" meta:image-count="7" meta:object-count="0" meta:page-count="92" meta:paragraph-count="2476" meta:word-count="28278" meta:character-count="144314"/>
  </office:meta>
</office:document-meta>
</file>